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16cm" style:type="center"/>
          <style:tab-stop style:position="6.43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16cm" style:type="center"/>
          <style:tab-stop style:position="6.43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16cm" style:type="center"/>
          <style:tab-stop style:position="6.43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7.43cm" fo:page-height="10.5cm" style:num-format="1" style:print-orientation="portrait" fo:margin-top="0.101cm" fo:margin-bottom="0.101cm" fo:margin-left="0.499cm" fo:margin-right="0.499cm" style:writing-mode="lr-tb" style:footnote-max-height="0cm">
        <style:columns fo:column-count="5" fo:column-gap="0cm">
          <style:column style:rel-width="729*" fo:start-indent="0cm" fo:end-indent="0cm"/>
          <style:column style:rel-width="729*" fo:start-indent="0cm" fo:end-indent="0cm"/>
          <style:column style:rel-width="729*" fo:start-indent="0cm" fo:end-indent="0cm"/>
          <style:column style:rel-width="729*" fo:start-indent="0cm" fo:end-indent="0cm"/>
          <style:column style:rel-width="730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09:38:55.130000000</meta:creation-date>
    <dc:date>2023-02-08T09:44:10.335000000</dc:date>
    <meta:editing-duration>PT5M17S</meta:editing-duration>
    <meta:editing-cycles>1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